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91pt"/>
    </style:style>
    <style:style style:name="co2" style:family="table-column">
      <style:table-column-properties fo:break-before="auto" style:column-width="123.39pt"/>
    </style:style>
    <style:style style:name="co3" style:family="table-column">
      <style:table-column-properties fo:break-before="auto" style:column-width="127.45pt"/>
    </style:style>
    <style:style style:name="co4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Shows well on light</text:p>
          </table:table-cell>
          <table:covered-table-cell/>
          <table:table-cell table:style-name="ce1" office:value-type="string" calcext:value-type="string" table:number-columns-spanned="2" table:number-rows-spanned="1">
            <text:p>Shows well on dark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Dec</text:p>
          </table:table-cell>
          <table:table-cell table:style-name="ce4" office:value-type="string" calcext:value-type="string">
            <text:p>Hex</text:p>
          </table:table-cell>
        </table:table-row>
        <table:table-row table:style-name="ro1">
          <table:table-cell office:value-type="float" office:value="-301983240" calcext:value-type="float">
            <text:p>-301983240</text:p>
          </table:table-cell>
          <table:table-cell table:style-name="ce3" office:value-type="string" calcext:value-type="string">
            <text:p>#ee0019f8</text:p>
          </table:table-cell>
          <table:table-cell office:value-type="float" office:value="-301927437" calcext:value-type="float">
            <text:p>-301927437</text:p>
          </table:table-cell>
          <table:table-cell office:value-type="string" calcext:value-type="string">
            <text:p>#ee00f3f3</text:p>
          </table:table-cell>
        </table:table-row>
        <table:table-row table:style-name="ro1">
          <table:table-cell office:value-type="float" office:value="-285186049" calcext:value-type="float">
            <text:p>-285186049</text:p>
          </table:table-cell>
          <table:table-cell table:style-name="ce3" office:value-type="string" calcext:value-type="string">
            <text:p>#ef0067ff</text:p>
          </table:table-cell>
          <table:table-cell office:value-type="float" office:value="-301943809" calcext:value-type="float">
            <text:p>-301943809</text:p>
          </table:table-cell>
          <table:table-cell office:value-type="string" calcext:value-type="string">
            <text:p>#ee00b3ff</text:p>
          </table:table-cell>
        </table:table-row>
        <table:table-row table:style-name="ro1">
          <table:table-cell office:value-type="float" office:value="-285169681" calcext:value-type="float">
            <text:p>-285169681</text:p>
          </table:table-cell>
          <table:table-cell table:style-name="ce3" office:value-type="string" calcext:value-type="string">
            <text:p>#ef00a7ef</text:p>
          </table:table-cell>
          <table:table-cell office:value-type="float" office:value="-301924429" calcext:value-type="float">
            <text:p>-301924429</text:p>
          </table:table-cell>
          <table:table-cell office:value-type="string" calcext:value-type="string">
            <text:p>#ee00ffb3</text:p>
          </table:table-cell>
        </table:table-row>
        <table:table-row table:style-name="ro1">
          <table:table-cell office:value-type="float" office:value="-296373249" calcext:value-type="float">
            <text:p>-296373249</text:p>
          </table:table-cell>
          <table:table-cell table:style-name="ce3" office:value-type="string" calcext:value-type="string">
            <text:p>#ee55b3ff</text:p>
          </table:table-cell>
          <table:table-cell office:value-type="float" office:value="-301924506" calcext:value-type="float">
            <text:p>-301924506</text:p>
          </table:table-cell>
          <table:table-cell office:value-type="string" calcext:value-type="string">
            <text:p>#ee00ff66</text:p>
          </table:table-cell>
        </table:table-row>
        <table:table-row table:style-name="ro1">
          <table:table-cell office:value-type="float" office:value="-278169102" calcext:value-type="float">
            <text:p>-278169102</text:p>
          </table:table-cell>
          <table:table-cell table:style-name="ce3" office:value-type="string" calcext:value-type="string">
            <text:p>#ef6b79f2</text:p>
          </table:table-cell>
          <table:table-cell office:value-type="float" office:value="-301924582" calcext:value-type="float">
            <text:p>-301924582</text:p>
          </table:table-cell>
          <table:table-cell office:value-type="string" calcext:value-type="string">
            <text:p>#ee00ff1a</text:p>
          </table:table-cell>
        </table:table-row>
        <table:table-row table:style-name="ro1">
          <table:table-cell office:value-type="float" office:value="-279926286" calcext:value-type="float">
            <text:p>-279926286</text:p>
          </table:table-cell>
          <table:table-cell table:style-name="ce3" office:value-type="string" calcext:value-type="string">
            <text:p>#ef50a9f2</text:p>
          </table:table-cell>
          <table:table-cell office:value-type="float" office:value="-288489728" calcext:value-type="float">
            <text:p>-288489728</text:p>
          </table:table-cell>
          <table:table-cell office:value-type="string" calcext:value-type="string">
            <text:p>#eecdff00</text:p>
          </table:table-cell>
        </table:table-row>
        <table:table-row table:style-name="ro1">
          <table:table-cell office:value-type="float" office:value="-277085960" calcext:value-type="float">
            <text:p>-277085960</text:p>
          </table:table-cell>
          <table:table-cell table:style-name="ce3" office:value-type="string" calcext:value-type="string">
            <text:p>#ef7c00f8</text:p>
          </table:table-cell>
          <table:table-cell office:value-type="float" office:value="-286271744" calcext:value-type="float">
            <text:p>-286271744</text:p>
          </table:table-cell>
          <table:table-cell office:value-type="string" calcext:value-type="string">
            <text:p>#eeefd700</text:p>
          </table:table-cell>
        </table:table-row>
        <table:table-row table:style-name="ro1">
          <table:table-cell office:value-type="float" office:value="-288620289" calcext:value-type="float">
            <text:p>-288620289</text:p>
          </table:table-cell>
          <table:table-cell table:style-name="ce3" office:value-type="string" calcext:value-type="string">
            <text:p>#eecc00ff</text:p>
          </table:table-cell>
          <table:table-cell office:value-type="float" office:value="-285764608" calcext:value-type="float">
            <text:p>-285764608</text:p>
          </table:table-cell>
          <table:table-cell office:value-type="string" calcext:value-type="string">
            <text:p>#eef79400</text:p>
          </table:table-cell>
        </table:table-row>
        <table:table-row table:style-name="ro1">
          <table:table-cell office:value-type="float" office:value="-285277978" calcext:value-type="float">
            <text:p>-285277978</text:p>
          </table:table-cell>
          <table:table-cell table:style-name="ce3" office:value-type="string" calcext:value-type="string">
            <text:p>#eeff00e6</text:p>
          </table:table-cell>
          <table:table-cell office:value-type="float" office:value="-285783552" calcext:value-type="float">
            <text:p>-285783552</text:p>
          </table:table-cell>
          <table:table-cell office:value-type="string" calcext:value-type="string">
            <text:p>#eef74a00</text:p>
          </table:table-cell>
        </table:table-row>
        <table:table-row table:style-name="ro1">
          <table:table-cell office:value-type="float" office:value="-285278054" calcext:value-type="float">
            <text:p>-285278054</text:p>
          </table:table-cell>
          <table:table-cell table:style-name="ce3" office:value-type="string" calcext:value-type="string">
            <text:p>#eeff009a</text:p>
          </table:table-cell>
          <table:table-cell office:value-type="float" office:value="-290783233" calcext:value-type="float">
            <text:p>-290783233</text:p>
          </table:table-cell>
          <table:table-cell office:value-type="string" calcext:value-type="string">
            <text:p>#eeaaffff</text:p>
          </table:table-cell>
        </table:table-row>
        <table:table-row table:style-name="ro1">
          <table:table-cell office:value-type="float" office:value="-286326712" calcext:value-type="float">
            <text:p>-286326712</text:p>
          </table:table-cell>
          <table:table-cell table:style-name="ce3" office:value-type="string" calcext:value-type="string">
            <text:p>#eeef0048</text:p>
          </table:table-cell>
          <table:table-cell office:value-type="float" office:value="-298520705" calcext:value-type="float">
            <text:p>-298520705</text:p>
          </table:table-cell>
          <table:table-cell office:value-type="string" calcext:value-type="string">
            <text:p>#ee34ef7f</text:p>
          </table:table-cell>
        </table:table-row>
        <table:table-row table:style-name="ro1">
          <table:table-cell office:value-type="float" office:value="-286326784" calcext:value-type="float">
            <text:p>-286326784</text:p>
          </table:table-cell>
          <table:table-cell table:style-name="ce3" office:value-type="string" calcext:value-type="string">
            <text:p>#eeef0000</text:p>
          </table:table-cell>
          <table:table-cell office:value-type="float" office:value="-279253196" calcext:value-type="float">
            <text:p>-279253196</text:p>
          </table:table-cell>
          <table:table-cell office:value-type="string" calcext:value-type="string">
            <text:p>#ef5aef34</text:p>
          </table:table-cell>
        </table:table-row>
        <table:table-row table:style-name="ro1">
          <table:table-cell office:value-type="float" office:value="-286308352" calcext:value-type="float">
            <text:p>-286308352</text:p>
          </table:table-cell>
          <table:table-cell table:style-name="ce3" office:value-type="string" calcext:value-type="string">
            <text:p>#eeef4800</text:p>
          </table:table-cell>
          <table:table-cell office:value-type="float" office:value="-276435040" calcext:value-type="float">
            <text:p>-276435040</text:p>
          </table:table-cell>
          <table:table-cell office:value-type="string" calcext:value-type="string">
            <text:p>#ef85efa0</text:p>
          </table:table-cell>
        </table:table-row>
        <table:table-row table:style-name="ro1">
          <table:table-cell office:value-type="float" office:value="-286290176" calcext:value-type="float">
            <text:p>-286290176</text:p>
          </table:table-cell>
          <table:table-cell table:style-name="ce3" office:value-type="string" calcext:value-type="string">
            <text:p>#eeef8f00</text:p>
          </table:table-cell>
          <table:table-cell office:value-type="float" office:value="-272895810" calcext:value-type="float">
            <text:p>-272895810</text:p>
          </table:table-cell>
          <table:table-cell office:value-type="string" calcext:value-type="string">
            <text:p>#efbbf0be</text:p>
          </table:table-cell>
        </table:table-row>
        <table:table-row table:style-name="ro1">
          <table:table-cell office:value-type="float" office:value="-285263636" calcext:value-type="float">
            <text:p>-285263636</text:p>
          </table:table-cell>
          <table:table-cell table:style-name="ce3" office:value-type="string" calcext:value-type="string">
            <text:p>#eeff38ec</text:p>
          </table:table-cell>
          <table:table-cell office:value-type="float" office:value="-293081265" calcext:value-type="float">
            <text:p>-293081265</text:p>
          </table:table-cell>
          <table:table-cell office:value-type="string" calcext:value-type="string">
            <text:p>#ee87ef4f</text:p>
          </table:table-cell>
        </table:table-row>
        <table:table-row table:style-name="ro1">
          <table:table-cell office:value-type="float" office:value="-286320006" calcext:value-type="float">
            <text:p>-286320006</text:p>
          </table:table-cell>
          <table:table-cell table:style-name="ce3" office:value-type="string" calcext:value-type="string">
            <text:p>#eeef1a7a</text:p>
          </table:table-cell>
          <table:table-cell office:value-type="float" office:value="-270012593" calcext:value-type="float">
            <text:p>-270012593</text:p>
          </table:table-cell>
          <table:table-cell office:value-type="string" calcext:value-type="string">
            <text:p>#efe7ef4f</text:p>
          </table:table-cell>
        </table:table-row>
        <table:table-row table:style-name="ro1">
          <table:table-cell office:value-type="float" office:value="-286292524" calcext:value-type="float">
            <text:p>-286292524</text:p>
          </table:table-cell>
          <table:table-cell table:style-name="ce3" office:value-type="string" calcext:value-type="string">
            <text:p>#eeef85d4</text:p>
          </table:table-cell>
          <table:table-cell office:value-type="float" office:value="-285806940" calcext:value-type="float">
            <text:p>-285806940</text:p>
          </table:table-cell>
          <table:table-cell office:value-type="string" calcext:value-type="string">
            <text:p>#eef6eea4</text:p>
          </table:table-cell>
        </table:table-row>
        <table:table-row table:style-name="ro1">
          <table:table-cell office:value-type="float" office:value="-290551820" calcext:value-type="float">
            <text:p>-290551820</text:p>
          </table:table-cell>
          <table:table-cell table:style-name="ce3" office:value-type="string" calcext:value-type="string">
            <text:p>#eeae87f4</text:p>
          </table:table-cell>
          <table:table-cell office:value-type="float" office:value="-285890251" calcext:value-type="float">
            <text:p>-285890251</text:p>
          </table:table-cell>
          <table:table-cell office:value-type="string" calcext:value-type="string">
            <text:p>#eef5a935</text:p>
          </table:table-cell>
        </table:table-row>
        <table:table-row table:style-name="ro1">
          <table:table-cell office:value-type="float" office:value="-290282764" calcext:value-type="float">
            <text:p>-290282764</text:p>
          </table:table-cell>
          <table:table-cell table:style-name="ce3" office:value-type="string" calcext:value-type="string">
            <text:p>#eeb2a2f4</text:p>
          </table:table-cell>
          <table:table-cell office:value-type="float" office:value="-285614910" calcext:value-type="float">
            <text:p>-285614910</text:p>
          </table:table-cell>
          <table:table-cell office:value-type="string" calcext:value-type="string">
            <text:p>#eef9dcc2</text:p>
          </table:table-cell>
        </table:table-row>
        <table:table-row table:style-name="ro1">
          <table:table-cell office:value-type="float" office:value="-285957420" calcext:value-type="float">
            <text:p>-285957420</text:p>
          </table:table-cell>
          <table:table-cell table:style-name="ce3" office:value-type="string" calcext:value-type="string">
            <text:p>#eef4a2d4</text:p>
          </table:table-cell>
          <table:table-cell office:value-type="float" office:value="-285688950" calcext:value-type="float">
            <text:p>-285688950</text:p>
          </table:table-cell>
          <table:table-cell office:value-type="string" calcext:value-type="string">
            <text:p>#eef8bb8a</text:p>
          </table:table-cell>
        </table:table-row>
        <table:table-row table:style-name="ro1">
          <table:table-cell office:value-type="float" office:value="-285971348" calcext:value-type="float">
            <text:p>-285971348</text:p>
          </table:table-cell>
          <table:table-cell table:style-name="ce3" office:value-type="string" calcext:value-type="string">
            <text:p>#eef46c6c</text:p>
          </table:table-cell>
          <table:table-cell office:value-type="float" office:value="-285760348" calcext:value-type="float">
            <text:p>-285760348</text:p>
          </table:table-cell>
          <table:table-cell office:value-type="string" calcext:value-type="string">
            <text:p>#eef7a4a4</text:p>
          </table:table-cell>
        </table:table-row>
        <table:table-row table:style-name="ro1">
          <table:table-cell office:value-type="float" office:value="-285970635" calcext:value-type="float">
            <text:p>-285970635</text:p>
          </table:table-cell>
          <table:table-cell table:style-name="ce3" office:value-type="string" calcext:value-type="string">
            <text:p>#eef46f35</text:p>
          </table:table-cell>
          <table:table-cell office:value-type="float" office:value="-285854154" calcext:value-type="float">
            <text:p>-285854154</text:p>
          </table:table-cell>
          <table:table-cell office:value-type="string" calcext:value-type="string">
            <text:p>#eef63636</text:p>
          </table:table-cell>
        </table:table-row>
        <table:table-row table:style-name="ro1">
          <table:table-cell office:value-type="float" office:value="-286029929" calcext:value-type="float">
            <text:p>-286029929</text:p>
          </table:table-cell>
          <table:table-cell table:style-name="ce3" office:value-type="string" calcext:value-type="string">
            <text:p>#eef38797</text:p>
          </table:table-cell>
          <table:table-cell office:value-type="float" office:value="-285825859" calcext:value-type="float">
            <text:p>-285825859</text:p>
          </table:table-cell>
          <table:table-cell office:value-type="string" calcext:value-type="string">
            <text:p>#eef6a4bd</text:p>
          </table:table-cell>
        </table:table-row>
        <table:table-row table:style-name="ro1">
          <table:table-cell table:number-columns-repeated="2"/>
          <table:table-cell office:value-type="float" office:value="-285912726" calcext:value-type="float">
            <text:p>-285912726</text:p>
          </table:table-cell>
          <table:table-cell office:value-type="string" calcext:value-type="string">
            <text:p>#eef5516a</text:p>
          </table:table-cell>
        </table:table-row>
        <table:table-row table:style-name="ro1">
          <table:table-cell table:number-columns-repeated="2"/>
          <table:table-cell office:value-type="float" office:value="-285891627" calcext:value-type="float">
            <text:p>-285891627</text:p>
          </table:table-cell>
          <table:table-cell office:value-type="string" calcext:value-type="string">
            <text:p>#eef5a3d5</text:p>
          </table:table-cell>
        </table:table-row>
        <table:table-row table:style-name="ro1">
          <table:table-cell table:number-columns-repeated="2"/>
          <table:table-cell office:value-type="float" office:value="-286226187" calcext:value-type="float">
            <text:p>-286226187</text:p>
          </table:table-cell>
          <table:table-cell office:value-type="string" calcext:value-type="string">
            <text:p>#eef088f5</text:p>
          </table:table-cell>
        </table:table-row>
        <table:table-row table:style-name="ro1">
          <table:table-cell table:number-columns-repeated="2"/>
          <table:table-cell office:value-type="float" office:value="-290216971" calcext:value-type="float">
            <text:p>-290216971</text:p>
          </table:table-cell>
          <table:table-cell office:value-type="string" calcext:value-type="string">
            <text:p>#eeb3a3f5</text:p>
          </table:table-cell>
        </table:table-row>
        <table:table-row table:style-name="ro1">
          <table:table-cell table:number-columns-repeated="2"/>
          <table:table-cell office:value-type="float" office:value="-278092811" calcext:value-type="float">
            <text:p>-278092811</text:p>
          </table:table-cell>
          <table:table-cell office:value-type="string" calcext:value-type="string">
            <text:p>#ef6ca3f5</text:p>
          </table:table-cell>
        </table:table-row>
        <table:table-row table:style-name="ro1">
          <table:table-cell table:number-columns-repeated="2"/>
          <table:table-cell office:value-type="float" office:value="-274467388" calcext:value-type="float">
            <text:p>-274467388</text:p>
          </table:table-cell>
          <table:table-cell office:value-type="string" calcext:value-type="string">
            <text:p>#efa3f5c4</text:p>
          </table:table-cell>
        </table:table-row>
        <table:table-row table:style-name="ro1">
          <table:table-cell table:number-columns-repeated="2"/>
          <table:table-cell office:value-type="float" office:value="-292883375" calcext:value-type="float">
            <text:p>-292883375</text:p>
          </table:table-cell>
          <table:table-cell office:value-type="string" calcext:value-type="string">
            <text:p>#ee8af451</text:p>
          </table:table-cell>
        </table:table-row>
        <table:table-row table:style-name="ro1">
          <table:table-cell table:number-columns-repeated="2"/>
          <table:table-cell office:value-type="float" office:value="-275909497" calcext:value-type="float">
            <text:p>-275909497</text:p>
          </table:table-cell>
          <table:table-cell office:value-type="string" calcext:value-type="string">
            <text:p>#ef8df487</text:p>
          </table:table-cell>
        </table:table-row>
        <table:table-row table:style-name="ro1">
          <table:table-cell table:number-columns-repeated="2"/>
          <table:table-cell office:value-type="float" office:value="-272894895" calcext:value-type="float">
            <text:p>-272894895</text:p>
          </table:table-cell>
          <table:table-cell office:value-type="string" calcext:value-type="string">
            <text:p>#efbbf451</text:p>
          </table:table-cell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1:52:02.339000000</meta:creation-date>
    <dc:date>2018-10-02T14:10:42.331000000</dc:date>
    <meta:editing-duration>PT1H37M36S</meta:editing-duration>
    <meta:editing-cycles>23</meta:editing-cycles>
    <meta:generator>LibreOffice/5.2.5.1$Windows_X86_64 LibreOffice_project/0312e1a284a7d50ca85a365c316c7abbf20a4d22</meta:generator>
    <meta:document-statistic meta:table-count="1" meta:cell-count="116" meta:object-count="0"/>
  </office:meta>
</office:document-meta>
</file>